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shapes>
          <draw:frame draw:z-index="0" draw:style-name="gr1" draw:text-style-name="P1" svg:width="15.997cm" svg:height="9.004cm" svg:x="8.481cm" svg:y="6.003cm">
            <draw:object draw:notify-on-update-of-ranges="Blad1.F4:Blad1.F4 Blad1.F5:Blad1.F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string" calcext:value-type="string">
            <text:p>X-x2</text:p>
          </table:table-cell>
          <table:table-cell office:value-type="string" calcext:value-type="string">
            <text:p>y3-y2</text:p>
          </table:table-cell>
          <table:table-cell office:value-type="string" calcext:value-type="string">
            <text:p>x3-x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5]-[.$B$2]" office:value-type="float" office:value="0" calcext:value-type="float">
            <text:p>0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5]+[.C5]*([.D5]/[.E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6]-[.$B$2]" office:value-type="float" office:value="1" calcext:value-type="float">
            <text:p>1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6]+[.C6]*([.D6]/[.E6])" office:value-type="float" office:value="13.62" calcext:value-type="float">
            <text:p>13,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7]-[.$B$2]" office:value-type="float" office:value="2" calcext:value-type="float">
            <text:p>2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7]+[.C7]*([.D7]/[.E7])" office:value-type="float" office:value="14.24" calcext:value-type="float">
            <text:p>14,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8]-[.$B$2]" office:value-type="float" office:value="3" calcext:value-type="float">
            <text:p>3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8]+[.C8]*([.D8]/[.E8])" office:value-type="float" office:value="14.86" calcext:value-type="float">
            <text:p>14,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9]-[.$B$2]" office:value-type="float" office:value="4" calcext:value-type="float">
            <text:p>4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9]+[.C9]*([.D9]/[.E9])" office:value-type="float" office:value="15.48" calcext:value-type="float">
            <text:p>15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0]-[.$B$2]" office:value-type="float" office:value="5" calcext:value-type="float">
            <text:p>5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0]+[.C10]*([.D10]/[.E10])" office:value-type="float" office:value="16.1" calcext:value-type="float">
            <text:p>16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1]-[.$B$2]" office:value-type="float" office:value="6" calcext:value-type="float">
            <text:p>6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1]+[.C11]*([.D11]/[.E11])" office:value-type="float" office:value="16.72" calcext:value-type="float">
            <text:p>16,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2]-[.$B$2]" office:value-type="float" office:value="7" calcext:value-type="float">
            <text:p>7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2]+[.C12]*([.D12]/[.E12])" office:value-type="float" office:value="17.34" calcext:value-type="float">
            <text:p>17,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3]-[.$B$2]" office:value-type="float" office:value="8" calcext:value-type="float">
            <text:p>8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3]+[.C13]*([.D13]/[.E13])" office:value-type="float" office:value="17.96" calcext:value-type="float">
            <text:p>17,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4]-[.$B$2]" office:value-type="float" office:value="9" calcext:value-type="float">
            <text:p>9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4]+[.C14]*([.D14]/[.E14])" office:value-type="float" office:value="18.58" calcext:value-type="float">
            <text:p>18,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5]-[.$B$2]" office:value-type="float" office:value="10" calcext:value-type="float">
            <text:p>10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5]+[.C15]*([.D15]/[.E15])"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6]-[.$B$2]" office:value-type="float" office:value="11" calcext:value-type="float">
            <text:p>11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6]+[.C16]*([.D16]/[.E16])" office:value-type="float" office:value="19.82" calcext:value-type="float">
            <text:p>19,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7]-[.$B$2]" office:value-type="float" office:value="12" calcext:value-type="float">
            <text:p>12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7]+[.C17]*([.D17]/[.E17])" office:value-type="float" office:value="20.44" calcext:value-type="float">
            <text:p>20,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8]-[.$B$2]" office:value-type="float" office:value="13" calcext:value-type="float">
            <text:p>13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8]+[.C18]*([.D18]/[.E18])" office:value-type="float" office:value="21.06" calcext:value-type="float">
            <text:p>21,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9]-[.$B$2]" office:value-type="float" office:value="14" calcext:value-type="float">
            <text:p>14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9]+[.C19]*([.D19]/[.E19])" office:value-type="float" office:value="21.68" calcext:value-type="float">
            <text:p>21,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20]-[.$B$2]" office:value-type="float" office:value="15" calcext:value-type="float">
            <text:p>15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20]+[.C20]*([.D20]/[.E20])" office:value-type="float" office:value="22.3" calcext:value-type="float">
            <text:p>22,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21]-[.$B$2]" office:value-type="float" office:value="16" calcext:value-type="float">
            <text:p>16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21]+[.C21]*([.D21]/[.E21])" office:value-type="float" office:value="22.92" calcext:value-type="float">
            <text:p>22,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22]-[.$B$2]" office:value-type="float" office:value="17" calcext:value-type="float">
            <text:p>17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22]+[.C22]*([.D22]/[.E22])" office:value-type="float" office:value="23.54" calcext:value-type="float">
            <text:p>23,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23]-[.$B$2]" office:value-type="float" office:value="18" calcext:value-type="float">
            <text:p>18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23]+[.C23]*([.D23]/[.E23])" office:value-type="float" office:value="24.16" calcext:value-type="float">
            <text:p>24,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24]-[.$B$2]" office:value-type="float" office:value="19" calcext:value-type="float">
            <text:p>19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24]+[.C24]*([.D24]/[.E24])" office:value-type="float" office:value="24.78" calcext:value-type="float">
            <text:p>24,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25]-[.$B$2]" office:value-type="float" office:value="20" calcext:value-type="float">
            <text:p>20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25]+[.C25]*([.D25]/[.E25])"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26]-[.$B$2]" office:value-type="float" office:value="21" calcext:value-type="float">
            <text:p>21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26]+[.C26]*([.D26]/[.E26])" office:value-type="float" office:value="26.02" calcext:value-type="float">
            <text:p>26,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27]-[.$B$2]" office:value-type="float" office:value="22" calcext:value-type="float">
            <text:p>22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27]+[.C27]*([.D27]/[.E27])" office:value-type="float" office:value="26.64" calcext:value-type="float">
            <text:p>26,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28]-[.$B$2]" office:value-type="float" office:value="23" calcext:value-type="float">
            <text:p>23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28]+[.C28]*([.D28]/[.E28])" office:value-type="float" office:value="27.26" calcext:value-type="float">
            <text:p>27,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29]-[.$B$2]" office:value-type="float" office:value="24" calcext:value-type="float">
            <text:p>24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29]+[.C29]*([.D29]/[.E29])" office:value-type="float" office:value="27.88" calcext:value-type="float">
            <text:p>27,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30]-[.$B$2]" office:value-type="float" office:value="25" calcext:value-type="float">
            <text:p>25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30]+[.C30]*([.D30]/[.E30])"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31]-[.$B$2]" office:value-type="float" office:value="26" calcext:value-type="float">
            <text:p>26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31]+[.C31]*([.D31]/[.E31])" office:value-type="float" office:value="29.12" calcext:value-type="float">
            <text:p>29,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32]-[.$B$2]" office:value-type="float" office:value="27" calcext:value-type="float">
            <text:p>27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32]+[.C32]*([.D32]/[.E32])" office:value-type="float" office:value="29.74" calcext:value-type="float">
            <text:p>29,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33]-[.$B$2]" office:value-type="float" office:value="28" calcext:value-type="float">
            <text:p>28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33]+[.C33]*([.D33]/[.E33])" office:value-type="float" office:value="30.36" calcext:value-type="float">
            <text:p>30,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34]-[.$B$2]" office:value-type="float" office:value="29" calcext:value-type="float">
            <text:p>29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34]+[.C34]*([.D34]/[.E34])" office:value-type="float" office:value="30.98" calcext:value-type="float">
            <text:p>30,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35]-[.$B$2]" office:value-type="float" office:value="30" calcext:value-type="float">
            <text:p>30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35]+[.C35]*([.D35]/[.E35])" office:value-type="float" office:value="31.6" calcext:value-type="float">
            <text:p>31,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36]-[.$B$2]" office:value-type="float" office:value="31" calcext:value-type="float">
            <text:p>31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36]+[.C36]*([.D36]/[.E36])" office:value-type="float" office:value="32.22" calcext:value-type="float">
            <text:p>32,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37]-[.$B$2]" office:value-type="float" office:value="32" calcext:value-type="float">
            <text:p>32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37]+[.C37]*([.D37]/[.E37])" office:value-type="float" office:value="32.84" calcext:value-type="float">
            <text:p>32,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38]-[.$B$2]" office:value-type="float" office:value="33" calcext:value-type="float">
            <text:p>33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38]+[.C38]*([.D38]/[.E38])" office:value-type="float" office:value="33.46" calcext:value-type="float">
            <text:p>33,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39]-[.$B$2]" office:value-type="float" office:value="34" calcext:value-type="float">
            <text:p>34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39]+[.C39]*([.D39]/[.E39])" office:value-type="float" office:value="34.08" calcext:value-type="float">
            <text:p>34,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40]-[.$B$2]" office:value-type="float" office:value="35" calcext:value-type="float">
            <text:p>35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40]+[.C40]*([.D40]/[.E40])" office:value-type="float" office:value="34.7" calcext:value-type="float">
            <text:p>34,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41]-[.$B$2]" office:value-type="float" office:value="36" calcext:value-type="float">
            <text:p>36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41]+[.C41]*([.D41]/[.E41])" office:value-type="float" office:value="35.32" calcext:value-type="float">
            <text:p>35,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42]-[.$B$2]" office:value-type="float" office:value="37" calcext:value-type="float">
            <text:p>37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42]+[.C42]*([.D42]/[.E42])" office:value-type="float" office:value="35.94" calcext:value-type="float">
            <text:p>35,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43]-[.$B$2]" office:value-type="float" office:value="38" calcext:value-type="float">
            <text:p>38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43]+[.C43]*([.D43]/[.E43])" office:value-type="float" office:value="36.56" calcext:value-type="float">
            <text:p>36,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44]-[.$B$2]" office:value-type="float" office:value="39" calcext:value-type="float">
            <text:p>39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44]+[.C44]*([.D44]/[.E44])" office:value-type="float" office:value="37.18" calcext:value-type="float">
            <text:p>37,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45]-[.$B$2]" office:value-type="float" office:value="40" calcext:value-type="float">
            <text:p>40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45]+[.C45]*([.D45]/[.E45])"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46]-[.$B$2]" office:value-type="float" office:value="41" calcext:value-type="float">
            <text:p>41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46]+[.C46]*([.D46]/[.E46])" office:value-type="float" office:value="38.42" calcext:value-type="float">
            <text:p>38,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47]-[.$B$2]" office:value-type="float" office:value="42" calcext:value-type="float">
            <text:p>42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47]+[.C47]*([.D47]/[.E47])" office:value-type="float" office:value="39.04" calcext:value-type="float">
            <text:p>39,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48]-[.$B$2]" office:value-type="float" office:value="43" calcext:value-type="float">
            <text:p>43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48]+[.C48]*([.D48]/[.E48])" office:value-type="float" office:value="39.66" calcext:value-type="float">
            <text:p>39,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49]-[.$B$2]" office:value-type="float" office:value="44" calcext:value-type="float">
            <text:p>44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49]+[.C49]*([.D49]/[.E49])" office:value-type="float" office:value="40.28" calcext:value-type="float">
            <text:p>40,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50]-[.$B$2]" office:value-type="float" office:value="45" calcext:value-type="float">
            <text:p>45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50]+[.C50]*([.D50]/[.E50])"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51]-[.$B$2]" office:value-type="float" office:value="46" calcext:value-type="float">
            <text:p>46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51]+[.C51]*([.D51]/[.E51])" office:value-type="float" office:value="41.52" calcext:value-type="float">
            <text:p>41,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52]-[.$B$2]" office:value-type="float" office:value="47" calcext:value-type="float">
            <text:p>47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52]+[.C52]*([.D52]/[.E52])" office:value-type="float" office:value="42.14" calcext:value-type="float">
            <text:p>42,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53]-[.$B$2]" office:value-type="float" office:value="48" calcext:value-type="float">
            <text:p>48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53]+[.C53]*([.D53]/[.E53])" office:value-type="float" office:value="42.76" calcext:value-type="float">
            <text:p>42,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54]-[.$B$2]" office:value-type="float" office:value="49" calcext:value-type="float">
            <text:p>49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54]+[.C54]*([.D54]/[.E54])" office:value-type="float" office:value="43.38" calcext:value-type="float">
            <text:p>43,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55]-[.$B$2]" office:value-type="float" office:value="50" calcext:value-type="float">
            <text:p>50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55]+[.C55]*([.D55]/[.E55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56]-[.$B$2]" office:value-type="float" office:value="51" calcext:value-type="float">
            <text:p>51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56]+[.C56]*([.D56]/[.E56])" office:value-type="float" office:value="44.62" calcext:value-type="float">
            <text:p>44,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57]-[.$B$2]" office:value-type="float" office:value="52" calcext:value-type="float">
            <text:p>52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57]+[.C57]*([.D57]/[.E57])" office:value-type="float" office:value="45.24" calcext:value-type="float">
            <text:p>45,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58]-[.$B$2]" office:value-type="float" office:value="53" calcext:value-type="float">
            <text:p>53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58]+[.C58]*([.D58]/[.E58])" office:value-type="float" office:value="45.86" calcext:value-type="float">
            <text:p>45,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59]-[.$B$2]" office:value-type="float" office:value="54" calcext:value-type="float">
            <text:p>54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59]+[.C59]*([.D59]/[.E59])" office:value-type="float" office:value="46.48" calcext:value-type="float">
            <text:p>46,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60]-[.$B$2]" office:value-type="float" office:value="55" calcext:value-type="float">
            <text:p>55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60]+[.C60]*([.D60]/[.E60])" office:value-type="float" office:value="47.1" calcext:value-type="float">
            <text:p>47,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61]-[.$B$2]" office:value-type="float" office:value="56" calcext:value-type="float">
            <text:p>56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61]+[.C61]*([.D61]/[.E61])" office:value-type="float" office:value="47.72" calcext:value-type="float">
            <text:p>47,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62]-[.$B$2]" office:value-type="float" office:value="57" calcext:value-type="float">
            <text:p>57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62]+[.C62]*([.D62]/[.E62])" office:value-type="float" office:value="48.34" calcext:value-type="float">
            <text:p>48,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63]-[.$B$2]" office:value-type="float" office:value="58" calcext:value-type="float">
            <text:p>58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63]+[.C63]*([.D63]/[.E63])" office:value-type="float" office:value="48.96" calcext:value-type="float">
            <text:p>48,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64]-[.$B$2]" office:value-type="float" office:value="59" calcext:value-type="float">
            <text:p>59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64]+[.C64]*([.D64]/[.E64])" office:value-type="float" office:value="49.58" calcext:value-type="float">
            <text:p>49,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65]-[.$B$2]" office:value-type="float" office:value="60" calcext:value-type="float">
            <text:p>60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65]+[.C65]*([.D65]/[.E65])"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66]-[.$B$2]" office:value-type="float" office:value="61" calcext:value-type="float">
            <text:p>61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66]+[.C66]*([.D66]/[.E66])" office:value-type="float" office:value="50.82" calcext:value-type="float">
            <text:p>50,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67]-[.$B$2]" office:value-type="float" office:value="62" calcext:value-type="float">
            <text:p>62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67]+[.C67]*([.D67]/[.E67])" office:value-type="float" office:value="51.44" calcext:value-type="float">
            <text:p>51,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68]-[.$B$2]" office:value-type="float" office:value="63" calcext:value-type="float">
            <text:p>63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68]+[.C68]*([.D68]/[.E68])" office:value-type="float" office:value="52.06" calcext:value-type="float">
            <text:p>52,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69]-[.$B$2]" office:value-type="float" office:value="64" calcext:value-type="float">
            <text:p>64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69]+[.C69]*([.D69]/[.E69])" office:value-type="float" office:value="52.68" calcext:value-type="float">
            <text:p>52,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70]-[.$B$2]" office:value-type="float" office:value="65" calcext:value-type="float">
            <text:p>65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70]+[.C70]*([.D70]/[.E70])" office:value-type="float" office:value="53.3" calcext:value-type="float">
            <text:p>53,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71]-[.$B$2]" office:value-type="float" office:value="66" calcext:value-type="float">
            <text:p>66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71]+[.C71]*([.D71]/[.E71])" office:value-type="float" office:value="53.92" calcext:value-type="float">
            <text:p>53,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72]-[.$B$2]" office:value-type="float" office:value="67" calcext:value-type="float">
            <text:p>67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72]+[.C72]*([.D72]/[.E72])" office:value-type="float" office:value="54.54" calcext:value-type="float">
            <text:p>54,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73]-[.$B$2]" office:value-type="float" office:value="68" calcext:value-type="float">
            <text:p>68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73]+[.C73]*([.D73]/[.E73])" office:value-type="float" office:value="55.16" calcext:value-type="float">
            <text:p>55,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74]-[.$B$2]" office:value-type="float" office:value="69" calcext:value-type="float">
            <text:p>69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74]+[.C74]*([.D74]/[.E74])" office:value-type="float" office:value="55.78" calcext:value-type="float">
            <text:p>55,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75]-[.$B$2]" office:value-type="float" office:value="70" calcext:value-type="float">
            <text:p>70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75]+[.C75]*([.D75]/[.E75])" office:value-type="float" office:value="56.4" calcext:value-type="float">
            <text:p>56,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76]-[.$B$2]" office:value-type="float" office:value="71" calcext:value-type="float">
            <text:p>71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76]+[.C76]*([.D76]/[.E76])" office:value-type="float" office:value="57.02" calcext:value-type="float">
            <text:p>57,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77]-[.$B$2]" office:value-type="float" office:value="72" calcext:value-type="float">
            <text:p>72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77]+[.C77]*([.D77]/[.E77])" office:value-type="float" office:value="57.64" calcext:value-type="float">
            <text:p>57,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78]-[.$B$2]" office:value-type="float" office:value="73" calcext:value-type="float">
            <text:p>73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78]+[.C78]*([.D78]/[.E78])" office:value-type="float" office:value="58.26" calcext:value-type="float">
            <text:p>58,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79]-[.$B$2]" office:value-type="float" office:value="74" calcext:value-type="float">
            <text:p>74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79]+[.C79]*([.D79]/[.E79])" office:value-type="float" office:value="58.88" calcext:value-type="float">
            <text:p>58,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80]-[.$B$2]" office:value-type="float" office:value="75" calcext:value-type="float">
            <text:p>75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80]+[.C80]*([.D80]/[.E80])" office:value-type="float" office:value="59.5" calcext:value-type="float">
            <text:p>59,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81]-[.$B$2]" office:value-type="float" office:value="76" calcext:value-type="float">
            <text:p>76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81]+[.C81]*([.D81]/[.E81])" office:value-type="float" office:value="60.12" calcext:value-type="float">
            <text:p>60,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82]-[.$B$2]" office:value-type="float" office:value="77" calcext:value-type="float">
            <text:p>77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82]+[.C82]*([.D82]/[.E82])" office:value-type="float" office:value="60.74" calcext:value-type="float">
            <text:p>60,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83]-[.$B$2]" office:value-type="float" office:value="78" calcext:value-type="float">
            <text:p>78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83]+[.C83]*([.D83]/[.E83])" office:value-type="float" office:value="61.36" calcext:value-type="float">
            <text:p>61,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84]-[.$B$2]" office:value-type="float" office:value="79" calcext:value-type="float">
            <text:p>79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84]+[.C84]*([.D84]/[.E84])" office:value-type="float" office:value="61.98" calcext:value-type="float">
            <text:p>61,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85]-[.$B$2]" office:value-type="float" office:value="80" calcext:value-type="float">
            <text:p>80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85]+[.C85]*([.D85]/[.E85])" office:value-type="float" office:value="62.6" calcext:value-type="float">
            <text:p>62,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86]-[.$B$2]" office:value-type="float" office:value="81" calcext:value-type="float">
            <text:p>81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86]+[.C86]*([.D86]/[.E86])" office:value-type="float" office:value="63.22" calcext:value-type="float">
            <text:p>63,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87]-[.$B$2]" office:value-type="float" office:value="82" calcext:value-type="float">
            <text:p>82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87]+[.C87]*([.D87]/[.E87])" office:value-type="float" office:value="63.84" calcext:value-type="float">
            <text:p>63,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88]-[.$B$2]" office:value-type="float" office:value="83" calcext:value-type="float">
            <text:p>83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88]+[.C88]*([.D88]/[.E88])" office:value-type="float" office:value="64.46" calcext:value-type="float">
            <text:p>64,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89]-[.$B$2]" office:value-type="float" office:value="84" calcext:value-type="float">
            <text:p>84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89]+[.C89]*([.D89]/[.E89])" office:value-type="float" office:value="65.08" calcext:value-type="float">
            <text:p>65,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90]-[.$B$2]" office:value-type="float" office:value="85" calcext:value-type="float">
            <text:p>85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90]+[.C90]*([.D90]/[.E90])" office:value-type="float" office:value="65.7" calcext:value-type="float">
            <text:p>65,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91]-[.$B$2]" office:value-type="float" office:value="86" calcext:value-type="float">
            <text:p>86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91]+[.C91]*([.D91]/[.E91])" office:value-type="float" office:value="66.32" calcext:value-type="float">
            <text:p>66,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92]-[.$B$2]" office:value-type="float" office:value="87" calcext:value-type="float">
            <text:p>87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92]+[.C92]*([.D92]/[.E92])" office:value-type="float" office:value="66.94" calcext:value-type="float">
            <text:p>66,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93]-[.$B$2]" office:value-type="float" office:value="88" calcext:value-type="float">
            <text:p>88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93]+[.C93]*([.D93]/[.E93])" office:value-type="float" office:value="67.56" calcext:value-type="float">
            <text:p>67,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94]-[.$B$2]" office:value-type="float" office:value="89" calcext:value-type="float">
            <text:p>89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94]+[.C94]*([.D94]/[.E94])" office:value-type="float" office:value="68.18" calcext:value-type="float">
            <text:p>68,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95]-[.$B$2]" office:value-type="float" office:value="90" calcext:value-type="float">
            <text:p>90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95]+[.C95]*([.D95]/[.E95])" office:value-type="float" office:value="68.8" calcext:value-type="float">
            <text:p>68,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96]-[.$B$2]" office:value-type="float" office:value="91" calcext:value-type="float">
            <text:p>91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96]+[.C96]*([.D96]/[.E96])" office:value-type="float" office:value="69.42" calcext:value-type="float">
            <text:p>69,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97]-[.$B$2]" office:value-type="float" office:value="92" calcext:value-type="float">
            <text:p>92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97]+[.C97]*([.D97]/[.E97])" office:value-type="float" office:value="70.04" calcext:value-type="float">
            <text:p>70,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98]-[.$B$2]" office:value-type="float" office:value="93" calcext:value-type="float">
            <text:p>93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98]+[.C98]*([.D98]/[.E98])" office:value-type="float" office:value="70.66" calcext:value-type="float">
            <text:p>70,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99]-[.$B$2]" office:value-type="float" office:value="94" calcext:value-type="float">
            <text:p>94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99]+[.C99]*([.D99]/[.E99])" office:value-type="float" office:value="71.28" calcext:value-type="float">
            <text:p>71,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00]-[.$B$2]" office:value-type="float" office:value="95" calcext:value-type="float">
            <text:p>95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00]+[.C100]*([.D100]/[.E100])" office:value-type="float" office:value="71.9" calcext:value-type="float">
            <text:p>71,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01]-[.$B$2]" office:value-type="float" office:value="96" calcext:value-type="float">
            <text:p>96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01]+[.C101]*([.D101]/[.E101])" office:value-type="float" office:value="72.52" calcext:value-type="float">
            <text:p>72,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02]-[.$B$2]" office:value-type="float" office:value="97" calcext:value-type="float">
            <text:p>97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02]+[.C102]*([.D102]/[.E102])" office:value-type="float" office:value="73.14" calcext:value-type="float">
            <text:p>73,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03]-[.$B$2]" office:value-type="float" office:value="98" calcext:value-type="float">
            <text:p>98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03]+[.C103]*([.D103]/[.E103])" office:value-type="float" office:value="73.76" calcext:value-type="float">
            <text:p>73,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04]-[.$B$2]" office:value-type="float" office:value="99" calcext:value-type="float">
            <text:p>99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04]+[.C104]*([.D104]/[.E104])" office:value-type="float" office:value="74.38" calcext:value-type="float">
            <text:p>74,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05]-[.$B$2]" office:value-type="float" office:value="100" calcext:value-type="float">
            <text:p>100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05]+[.C105]*([.D105]/[.E105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C$2]" office:value-type="float" office:value="13" calcext:value-type="float">
            <text:p>13</text:p>
          </table:table-cell>
          <table:table-cell table:formula="of:=[.A106]-[.$B$2]" office:value-type="float" office:value="101" calcext:value-type="float">
            <text:p>101</text:p>
          </table:table-cell>
          <table:table-cell table:formula="of:=[.$C$3]-[.$C$2]" office:value-type="float" office:value="62" calcext:value-type="float">
            <text:p>62</text:p>
          </table:table-cell>
          <table:table-cell table:formula="of:=[.$B$3]-[.$B$2]" office:value-type="float" office:value="100" calcext:value-type="float">
            <text:p>100</text:p>
          </table:table-cell>
          <table:table-cell table:formula="of:=[.B106]+[.C106]*([.D106]/[.E106])" office:value-type="float" office:value="75.62" calcext:value-type="float">
            <text:p>75,62</text:p>
          </table:table-cell>
        </table:table-row>
      </table:table>
      <table:table table:name="Blad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artTi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Freq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ndTime</text:p>
          </table:table-cell>
          <table:table-cell table:formula="of:=4*44100" office:value-type="float" office:value="176400" calcext:value-type="float">
            <text:p>176400</text:p>
          </table:table-cell>
          <table:table-cell/>
          <table:table-cell office:value-type="string" calcext:value-type="string">
            <text:p>endFreq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ue</text:p>
          </table:table-cell>
          <table:table-cell table:formula="of:=2*44100" office:value-type="float" office:value="88200" calcext:value-type="float">
            <text:p>88200</text:p>
          </table:table-cell>
          <table:table-cell/>
          <table:table-cell office:value-type="string" calcext:value-type="string">
            <text:p>Max – min</text:p>
          </table:table-cell>
          <table:table-cell table:formula="of:=[.E2]-[.E1]"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Value – min</text:p>
          </table:table-cell>
          <table:table-cell table:formula="of:=[.B4]-[.B1]" office:value-type="float" office:value="88200" calcext:value-type="float">
            <text:p>88200</text:p>
          </table:table-cell>
          <table:table-cell/>
          <table:table-cell office:value-type="string" calcext:value-type="string">
            <text:p>* norm</text:p>
          </table:table-cell>
          <table:table-cell table:formula="of:=[.E4]*[.B7]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Max – min</text:p>
          </table:table-cell>
          <table:table-cell table:formula="of:=[.B2]-[.B1]" office:value-type="float" office:value="176400" calcext:value-type="float">
            <text:p>176400</text:p>
          </table:table-cell>
          <table:table-cell/>
          <table:table-cell office:value-type="string" calcext:value-type="string">
            <text:p>"+min”</text:p>
          </table:table-cell>
          <table:table-cell table:formula="of:=+[.E5]+[.E1]" office:value-type="float" office:value="550" calcext:value-type="float">
            <text:p>550</text:p>
          </table:table-cell>
        </table:table-row>
        <table:table-row table:style-name="ro1">
          <table:table-cell/>
          <table:table-cell table:formula="of:=[.B5]/[.B6]" office:value-type="float" office:value="0.5" calcext:value-type="float">
            <text:p>0,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8T10:55:15.241437281</meta:creation-date>
    <dc:date>2020-03-28T16:02:57.408203890</dc:date>
    <meta:editing-duration>PT1H14M11S</meta:editing-duration>
    <meta:editing-cycles>1</meta:editing-cycles>
    <meta:document-statistic meta:table-count="2" meta:cell-count="645" meta:object-count="1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358cm" svg:y="4.203cm" style:legend-expansion="high" chart:style-name="ch2"/>
        <chart:plot-area chart:style-name="ch3" table:cell-range-address="Blad1.F4:Blad1.F106" chart:data-source-has-labels="row" svg:x="1.726cm" svg:y="0.355cm" svg:width="12.531cm" svg:height="8.643cm">
          <chartooo:coordinate-region svg:x="2.347cm" svg:y="0.554cm" svg:width="11.887cm" svg:height="7.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ad1.F5:Blad1.F106" chart:label-cell-address="Blad1.F4:Blad1.F4" chart:class="chart:line">
            <chart:data-point chart:repeated="1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Blad1.F4:Blad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Blad1.F5:Blad1.F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34">
                <text:p>17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92">
                <text:p>22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54">
                <text:p>23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74">
                <text:p>29.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98">
                <text:p>30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22">
                <text:p>32.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84">
                <text:p>32.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46">
                <text:p>33.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32">
                <text:p>35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.56">
                <text:p>36.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18">
                <text:p>37.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.42">
                <text:p>38.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.04">
                <text:p>39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.66">
                <text:p>39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.28">
                <text:p>40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52">
                <text:p>41.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14">
                <text:p>42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76">
                <text:p>42.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24">
                <text:p>45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86">
                <text:p>45.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.48">
                <text:p>46.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.34">
                <text:p>48.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.96">
                <text:p>48.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.58">
                <text:p>49.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44">
                <text:p>51.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.06">
                <text:p>52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.68">
                <text:p>52.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.92">
                <text:p>53.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.54">
                <text:p>54.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16">
                <text:p>55.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78">
                <text:p>55.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64">
                <text:p>57.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26">
                <text:p>58.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12">
                <text:p>60.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.36">
                <text:p>61.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98">
                <text:p>61.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.22">
                <text:p>63.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.84">
                <text:p>63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.46">
                <text:p>64.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.08">
                <text:p>65.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.32">
                <text:p>66.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.94">
                <text:p>66.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.56">
                <text:p>67.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.18">
                <text:p>68.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.42">
                <text:p>69.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66">
                <text:p>70.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.28">
                <text:p>71.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.52">
                <text:p>72.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.14">
                <text:p>73.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.76">
                <text:p>73.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.38">
                <text:p>74.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5.62">
                <text:p>75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